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57ea1" officeooo:paragraph-rsid="00257ea1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57ea1" officeooo:paragraph-rsid="00257ea1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6f06f" officeooo:paragraph-rsid="0026f06f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4ed7e"/>
    </style:style>
    <style:style style:name="T6" style:family="text">
      <style:text-properties fo:language="en" fo:country="US" officeooo:rsid="002515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6">17th</text:span> of <text:span text:style-name="T5">March</text:span><text:span text:style-name="T3"> </text:span>202<text:span text:style-name="T4">6</text:span> under the <text:span text:style-name="T6">61st</text:span> PA Meeting.</text:p>
      <text:p text:style-name="P1"/>
      <text:p text:style-name="P1">The Assembly, recognising the current situation,</text:p>
      <text:p text:style-name="P1"/>
      <text:p text:style-name="P2">Constitutes the need to discuss what areas of the previous spawn chunks we want to forceload as the update has removed the feature.</text:p>
      <text:p text:style-name="P5">The discussion so far has led to the iron farm and wool farm being included.</text:p>
      <text:p text:style-name="P1"/>
      <text:p text:style-name="P1">And proceeds.</text:p>
      <text:p text:style-name="P1"/>
      <text:p text:style-name="P1">Signed by,</text:p>
      <text:p text:style-name="P2">Lunar_Lunatic_</text:p>
      <text:p text:style-name="P2">FVerndari</text:p>
      <text:p text:style-name="P1"/>
      <text:p text:style-name="P1"/>
      <text:p text:style-name="P1"/>
      <text:p text:style-name="Standard"><text:span text:style-name="T1">[</text:span><text:span text:style-name="T2">Motion 61-1: Regarding spawn chunk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7T20:59:28.769098861</dc:date>
    <meta:editing-duration>PT5M23S</meta:editing-duration>
    <meta:editing-cycles>18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70" meta:character-count="423" meta:non-whitespace-character-count="362"/>
  </office:meta>
</office:document-meta>
</file>